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7db7d" officeooo:paragraph-rsid="0157db7d" style:font-name-asian="CMCSC10" style:font-size-asian="10pt" style:font-weight-asian="normal" style:font-name-complex="CMCSC10" style:font-size-complex="10pt" style:font-weight-complex="normal"/>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8848e" officeooo:paragraph-rsid="0158848e"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599ca0"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5b364c" style:font-name-asian="CMCSC10" style:font-size-asian="10pt" style:font-weight-asian="normal" style:font-name-complex="CMCSC10"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5ceb12" style:font-name-asian="CMCSC10" style:font-size-asian="10pt" style:font-weight-asian="normal" style:font-name-complex="CMCSC10"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60f292" style:font-name-asian="CMCSC10" style:font-size-asian="10pt" style:font-weight-asian="normal" style:font-name-complex="CMCSC10"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b364c" officeooo:paragraph-rsid="015b364c" style:font-name-asian="CMCSC10" style:font-size-asian="10pt" style:font-weight-asian="normal" style:font-name-complex="CMCSC10"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b364c" officeooo:paragraph-rsid="0161ac36" style:font-name-asian="CMCSC10" style:font-size-asian="10pt" style:font-weight-asian="normal" style:font-name-complex="CMCSC10" style:font-size-complex="10pt"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64df7f" officeooo:paragraph-rsid="0164df7f" style:font-name-asian="CMCSC10" style:font-size-asian="10pt" style:font-weight-asian="normal" style:font-name-complex="CMCSC10"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64df7f" officeooo:paragraph-rsid="016589f5" style:font-name-asian="CMCSC10" style:font-size-asian="10pt" style:font-weight-asian="normal" style:font-name-complex="CMCSC10" style:font-size-complex="10pt"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bold" officeooo:rsid="015b364c" officeooo:paragraph-rsid="015b364c" style:font-name-asian="CMCSC10" style:font-size-asian="10pt" style:font-weight-asian="bold" style:font-name-complex="CMCSC10" style:font-size-complex="10pt" style:font-weight-complex="bold"/>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bold" officeooo:rsid="015b364c" officeooo:paragraph-rsid="0161ac36" style:font-name-asian="CMCSC10" style:font-size-asian="10pt" style:font-weight-asian="bold" style:font-name-complex="CMCSC10" style:font-size-complex="10pt" style:font-weight-complex="bold"/>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bold" officeooo:rsid="015b364c" officeooo:paragraph-rsid="0164df7f" style:font-name-asian="CMCSC10" style:font-size-asian="10pt" style:font-weight-asian="bold" style:font-name-complex="CMCSC10" style:font-size-complex="10pt" style:font-weight-complex="bold"/>
    </style:style>
    <style:style style:name="P15" style:family="paragraph" style:parent-style-name="Text_20_body">
      <style:paragraph-properties fo:text-align="justify" style:justify-single-word="false"/>
      <style:text-properties fo:font-style="normal" fo:font-weight="bold" officeooo:rsid="01407245" officeooo:paragraph-rsid="01407245"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officeooo:rsid="0142d2fe" officeooo:paragraph-rsid="0142d2fe"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fo:font-style="normal" fo:font-weight="bold" officeooo:rsid="0142d2fe" officeooo:paragraph-rsid="0144af18"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style="normal" fo:font-weight="bold" officeooo:rsid="0144af18" officeooo:paragraph-rsid="0144af18" style:font-style-asian="normal" style:font-weight-asian="bold" style:font-style-complex="normal" style:font-weight-complex="bold"/>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style="normal" fo:font-weight="bold" officeooo:rsid="0150c002" officeooo:paragraph-rsid="004519b5" style:font-style-asian="normal" style:font-weight-asian="bold" style:font-style-complex="normal" style:font-weight-complex="bold"/>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157db7d" officeooo:paragraph-rsid="0157db7d"/>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157db7d" officeooo:paragraph-rsid="01593060"/>
    </style:style>
    <style:style style:name="P22" style:family="paragraph" style:parent-style-name="Footer">
      <style:paragraph-properties fo:text-align="center" style:justify-single-word="false"/>
      <style:text-properties fo:language="en" fo:country="AU"/>
    </style:style>
    <style:style style:name="P23" style:family="paragraph" style:parent-style-name="Heading_20_1">
      <style:paragraph-properties fo:text-align="center" style:justify-single-word="false"/>
      <style:text-properties fo:font-size="14pt" officeooo:rsid="015605d7" officeooo:paragraph-rsid="015605d7" style:font-size-asian="14pt" style:font-size-complex="14pt"/>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5ceb12" style:font-name-asian="CMCSC10" style:font-size-asian="10pt" style:font-weight-asian="normal" style:font-name-complex="CMCSC10" style:font-size-complex="10pt"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6bbab6" style:font-name-asian="CMCSC10" style:font-size-asian="10pt" style:font-weight-asian="normal" style:font-name-complex="CMCSC10" style:font-size-complex="10pt"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1599ca0" officeooo:paragraph-rsid="01599ca0" fo:background-color="transparent" style:font-name-asian="CMCSC10" style:font-size-asian="10pt" style:font-weight-asian="normal" style:font-name-complex="CMCSC10" style:font-size-complex="10pt" style:font-weight-complex="normal"/>
    </style:style>
    <style:style style:name="T1" style:family="text">
      <style:text-properties style:text-position="0% 100%" style:font-name="Arial" fo:font-size="10pt" fo:font-weight="normal" style:font-name-asian="Arial" style:font-size-asian="10pt" style:font-weight-asian="normal" style:font-name-complex="Arial" style:font-size-complex="10pt" style:font-weight-complex="normal"/>
    </style:style>
    <style:style style:name="T2" style:family="text">
      <style:text-properties style:text-position="0% 100%" style:font-name="Arial" fo:font-size="10pt" fo:font-weight="normal" officeooo:rsid="00db4f6f" style:font-name-asian="Arial" style:font-size-asian="10pt" style:font-weight-asian="normal" style:font-name-complex="Arial" style:font-size-complex="10pt" style:font-weight-complex="normal"/>
    </style:style>
    <style:style style:name="T3" style:family="text">
      <style:text-properties style:text-position="0% 100%" style:font-name="Arial" fo:font-size="10pt" fo:font-weight="normal" officeooo:rsid="01441f9d" style:font-name-asian="Arial" style:font-size-asian="10pt" style:font-weight-asian="normal" style:font-name-complex="Arial" style:font-size-complex="10pt" style:font-weight-complex="normal"/>
    </style:style>
    <style:style style:name="T4" style:family="text">
      <style:text-properties style:text-position="0% 100%" style:font-name="Arial" fo:font-size="10pt" fo:font-weight="normal" officeooo:rsid="0144af18" style:font-name-asian="Arial" style:font-size-asian="10pt" style:font-weight-asian="normal" style:font-name-complex="Arial" style:font-size-complex="10pt" style:font-weight-complex="normal"/>
    </style:style>
    <style:style style:name="T5" style:family="text">
      <style:text-properties style:text-position="0% 100%" style:font-name="Arial" fo:font-size="10pt" fo:font-weight="normal" officeooo:rsid="0146610d" style:font-name-asian="Arial" style:font-size-asian="10pt" style:font-weight-asian="normal" style:font-name-complex="Arial" style:font-size-complex="10pt" style:font-weight-complex="normal"/>
    </style:style>
    <style:style style:name="T6" style:family="text">
      <style:text-properties style:font-name="Arial1" fo:font-size="10pt" fo:language="en" fo:country="AU" fo:font-weight="normal" style:font-name-asian="CMCSC10" style:font-size-asian="10pt" style:font-weight-asian="normal" style:font-name-complex="CMCSC10" style:font-size-complex="10pt" style:font-weight-complex="normal"/>
    </style:style>
    <style:style style:name="T7" style:family="text">
      <style:text-properties style:font-name="Arial1" fo:font-size="10pt" fo:language="en" fo:country="AU" fo:font-weight="normal" officeooo:rsid="0158848e" style:font-name-asian="CMCSC10" style:font-size-asian="10pt" style:font-weight-asian="normal" style:font-name-complex="CMCSC10" style:font-size-complex="10pt" style:font-weight-complex="normal"/>
    </style:style>
    <style:style style:name="T8" style:family="text">
      <style:text-properties style:font-name="Arial1" fo:font-size="10pt" fo:language="en" fo:country="AU" fo:font-weight="normal" officeooo:rsid="01593060" style:font-name-asian="CMCSC10" style:font-size-asian="10pt" style:font-weight-asian="normal" style:font-name-complex="CMCSC10" style:font-size-complex="10pt" style:font-weight-complex="normal"/>
    </style:style>
    <style:style style:name="T9" style:family="text">
      <style:text-properties style:font-name="Arial1" fo:font-size="10pt" fo:language="en" fo:country="AU" fo:font-weight="normal" officeooo:rsid="0159750e" style:font-name-asian="CMCSC10" style:font-size-asian="10pt" style:font-weight-asian="normal" style:font-name-complex="CMCSC10" style:font-size-complex="10pt" style:font-weight-complex="normal"/>
    </style:style>
    <style:style style:name="T10" style:family="text">
      <style:text-properties officeooo:rsid="015afa81"/>
    </style:style>
    <style:style style:name="T11" style:family="text">
      <style:text-properties officeooo:rsid="015b364c"/>
    </style:style>
    <style:style style:name="T12" style:family="text">
      <style:text-properties officeooo:rsid="015b67e6"/>
    </style:style>
    <style:style style:name="T13" style:family="text">
      <style:text-properties officeooo:rsid="015ceb12"/>
    </style:style>
    <style:style style:name="T14" style:family="text">
      <style:text-properties officeooo:rsid="015dfc42"/>
    </style:style>
    <style:style style:name="T15" style:family="text">
      <style:text-properties officeooo:rsid="015f3702"/>
    </style:style>
    <style:style style:name="T16" style:family="text">
      <style:text-properties officeooo:rsid="0160e39f"/>
    </style:style>
    <style:style style:name="T17" style:family="text">
      <style:text-properties officeooo:rsid="0160f292"/>
    </style:style>
    <style:style style:name="T18" style:family="text">
      <style:text-properties officeooo:rsid="0161ac36"/>
    </style:style>
    <style:style style:name="T19" style:family="text">
      <style:text-properties officeooo:rsid="0164df7f"/>
    </style:style>
    <style:style style:name="T20" style:family="text">
      <style:text-properties officeooo:rsid="016589f5"/>
    </style:style>
    <style:style style:name="T21" style:family="text">
      <style:text-properties officeooo:rsid="01669ec4"/>
    </style:style>
    <style:style style:name="T22" style:family="text">
      <style:text-properties officeooo:rsid="0166a417"/>
    </style:style>
    <style:style style:name="T23" style:family="text">
      <style:text-properties officeooo:rsid="01670db3"/>
    </style:style>
    <style:style style:name="T24" style:family="text">
      <style:text-properties officeooo:rsid="0168a9da"/>
    </style:style>
    <style:style style:name="T25" style:family="text">
      <style:text-properties officeooo:rsid="01692041"/>
    </style:style>
    <style:style style:name="T26" style:family="text">
      <style:text-properties officeooo:rsid="0169c079"/>
    </style:style>
    <style:style style:name="T27" style:family="text">
      <style:text-properties officeooo:rsid="016bba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Understanding Mass</text:h>
      <text:p text:style-name="P2">Many physical entities that make up what is interpreted as the constituents of the matter of the universe, such as protons and electrons, have been given a physical property of mass. This physical property of mass can be interpreted as the resistance of a physical entity to have its motion changed. That is to undergo an acceleration to change its velocity, be its direction, magnitude, or both direction and magnitude.</text:p>
      <text:p text:style-name="P3">Consider that entities that have a mass.</text:p>
      <text:p text:style-name="P20"><text:span text:style-name="T6">Changing the motion of an entity is a change in the physical state of that entity.</text:span><text:span text:style-name="T8">(</text:span><text:a xlink:type="simple" xlink:href="../03_Understanding_Energy.pdf" text:style-name="Internet_20_link" text:visited-style-name="Visited_20_Internet_20_Link">Understanding Energy</text:a><text:span text:style-name="T8">)</text:span></text:p>
      <text:p text:style-name="P21"><text:span text:style-name="T6">To change the physical state of an entity requires an interaction with another physical entity. Such interactions involve an exchange of energy </text:span><text:span text:style-name="T7">of a common like property </text:span><text:span text:style-name="T6">between entities.</text:span><text:span text:style-name="T8">(</text:span><text:a xlink:type="simple" xlink:href="../03_Understanding_Energy.pdf" text:style-name="Internet_20_link" text:visited-style-name="Visited_20_Internet_20_Link">Understanding Energy</text:a><text:span text:style-name="T8">)</text:span></text:p>
      <text:p text:style-name="P2">A greater mass results in a greater resistance to change the physical state of an entity, and a need for a greater effort to change that entities motion than that of an entity of a lower property of mass.</text:p>
      <text:p text:style-name="P2">Such a greater effort translates into the need of a higher interaction of exchange of energy between two interacting entities to change the motion of such an entity <text:span text:style-name="T10">as that of changing the motion of an entity considered as having a lower mass.</text:span> </text:p>
      <text:p text:style-name="P20"><text:span text:style-name="T7">A</text:span><text:span text:style-name="T6"> change </text:span><text:span text:style-name="T7">in the motion of an entity can be considered as a change in that entities frame of reference in reference to the totality of the physical system in which that entity exists. This can be interpreted as the property of mass is the resistance of an entity to change from one frame of reference to another frame of reference. </text:span><text:span text:style-name="T9">I</text:span><text:span text:style-name="T7">n conjunction with that a change in motion or reference frame is a change of physical state for that entity, </text:span><text:span text:style-name="T9">and from this change of physical state, </text:span><text:span text:style-name="T7">the mass of an entity can be interpreted as a resistance of an entity to change its physical state within a system of entities.</text:span></text:p>
      <text:p text:style-name="P4">This resistance of an entity to change its physical state of motion can be thought of as a kind of friction of resistance. This then leads to the question as to a friction against what ? And if such a friction of resistance is present, <text:span text:style-name="T22">under what circumstances </text:span>? </text:p>
      <text:p text:style-name="P26">T<text:span text:style-name="T25">o answer this, a set of different possible circumstances need to be explored.</text:span></text:p>
      <text:p text:style-name="P5">Consider the scenario that interacting entities have no mass or resistance to changing their physical state of motion.</text:p>
      <text:p text:style-name="P12">Scenario I:</text:p>
      <text:p text:style-name="P8">If it is considered that <text:span text:style-name="T18">an</text:span> interaction is that of like two billiard balls where the surfaces of some field <text:span text:style-name="T14">that makes up the entities </text:span>in space interact, <text:span text:style-name="T15">and are elastic</text:span>, then the following can be considered to apply.</text:p>
      <text:p text:style-name="P5"><text:span text:style-name="T11">T</text:span>he motion or physical state of <text:span text:style-name="T11">an</text:span> entity can change with no effort or energy applied, or if an energy of interaction is required, only the smallest amount would be needed to attain a change of physical state. <text:span text:style-name="T10">Such a scenario can be considered as entities that exist in a physical system that has zero friction. Such a scenario of a frictionless system could have an instantaneous mode of interaction. At the location where an interaction of two entities first occurs, no matter how small or large, that interaction would encounter zero friction of resistance to change the physical state of the interacting entities, and they would interact instantaneously without any interval of delay. In the case of motion between two entities interacting via their electromagnetic fields, as soon as there is a contact of interaction between their electromagnetic fields, no matter at what distance, the interaction would be instantaneous </text:span><text:span text:style-name="T15">throughout each entity in its entirety</text:span><text:span text:style-name="T10">, </text:span><text:span text:style-name="T11">as would be</text:span><text:span text:style-name="T10"> a change </text:span><text:span text:style-name="T11">in </text:span><text:span text:style-name="T10">the motion of the entities.</text:span></text:p>
      <text:p text:style-name="P12">Scenario II:</text:p>
      <text:p text:style-name="P25"><text:span text:style-name="T11">If it is considered that this interaction is that of like two pulses of wave forms, such as sound or waves of water, where the two entities are considered to be the wave pulses themselves, then the interaction of these wave forms constitutes the </text:span><text:span text:style-name="T12">interaction of two entities </text:span><text:span text:style-name="T13">that are constructed of the deformation of some form of medium. In the case of electromagnetic waves, which by all observation, is how the interaction of matter is conducted, this medium can be considered to be space itself, if space is considered to be a medium of an electromagnetic field. </text:span></text:p>
      <text:p text:style-name="P25"><text:span text:style-name="T13">Fluctuations of this field, that is space, can be considered to be the electromagnetic waves of a wave model of matter. </text:span><text:span text:style-name="T23">Any interactions of the electromagnetic waves can thus be considered as the interactions of space itself </text:span><text:span text:style-name="T26">being displaced </text:span><text:span text:style-name="T23"><text:s/></text:span><text:span text:style-name="T26">in form of transverse nature of interaction, </text:span><text:span text:style-name="T27">and,</text:span><text:span text:style-name="T26"> or, in a compression form of interaction.</text:span></text:p>
      <text:p text:style-name="P6"><text:span text:style-name="T12">Such an interaction of wave forms of an electromagnetic nature </text:span><text:span text:style-name="T14">would</text:span><text:span text:style-name="T12"> be instantaneous in the region of space where such electromagnetic wave forms overlap. Such interactions, at least from the perspective of observation at the low energies that most of space exists in, have these electromagnetic waves passing through each other and do not interact </text:span><text:span text:style-name="T16">in such a manner as to change their motion or physical state. </text:span><text:span text:style-name="T24">Such wave interactions would also indicate that </text:span><text:span text:style-name="T27">space as a medium of electromagnetic waves can have the energy transmitted in any region of itself in multiple directions simultaneously. </text:span></text:p>
      <text:p text:style-name="P6"/>
      <text:p text:style-name="P6"/>
      <text:p text:style-name="P7"><text:soft-page-break/>Consider the scenario that <text:span text:style-name="T17">at least one </text:span>interacting entit<text:span text:style-name="T17">y </text:span>ha<text:span text:style-name="T17">s</text:span> mass or resistance to changing their physical state of motion.</text:p>
      <text:p text:style-name="P13">Scenario I<text:span text:style-name="T18">II</text:span>:</text:p>
      <text:p text:style-name="P9">If it is con<text:span text:style-name="T18">sidered that an interaction between two entities is like that of two billiard balls where the interaction between them is on some surface of space, and that the interaction is not conveyed throughout the entities instantaneously, and the effect of this interaction does not change the physical state of the entities until this interaction is complete, this interval, or period of interaction completeness can be considered as a resistance to a change of physical state. If a change of physical state is the motion of an entity, then a resistance to change in motion can be considered to be a mass of the entity.</text:span></text:p>
      <text:p text:style-name="P14">Scenario I<text:span text:style-name="T19">V</text:span>:</text:p>
      <text:p text:style-name="P11">If interactions between entities is considered to be that of an exchange of energies, then a resistance to an interaction can be considered as not a resistance to an exchange of energy, but that the energy interaction and outcome of that interaction is a result of the differences in the levels of energies of the entities involved.</text:p>
      <text:p text:style-name="P11"><text:span text:style-name="T20">I</text:span>f it is considered that interactions of exchanges of energies is performed across a boundary of a gradient of energy levels, then a resistance of <text:s/>interaction of energy exchange may be a resistance of energies to cross that energy gradient boundary. </text:p>
      <text:p text:style-name="P10">Such a resistance may be directly as adding energy to an entity. An entity of a given high energy magnitude is resistant to change its physical state to an interaction of with that of an entity of much lower energy magnitude as the lower energy entity has to overcome a high energy gradient to add its energy to <text:span text:style-name="T21">the existing entity energy state. </text:span><text:span text:style-name="T22">For this interaction of exchange to occur, </text:span></text:p>
      <text:p text:style-name="P19"><text:span text:style-name="T2"/></text:p>
      <text:p text:style-name="P18"><text:span text:style-name="T5"/></text:p>
      <text:p text:style-name="P17"><text:span text:style-name="T4"/></text:p>
      <text:p text:style-name="P17"><text:span text:style-name="T3"/></text:p>
      <text:p text:style-name="P16"><text:span text:style-name="T3"/></text:p>
      <text:p text:style-name="P16"><text:span text:style-name="T3"/></text:p>
      <text:p text:style-name="P16"><text:span text:style-name="T1"/></text:p>
      <text:p text:style-name="P15"><text:span text:style-name="T1"/></text:p>
      <text:p text:style-name="P1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5-01-30T15:33:56.683000000</dc:date>
    <dc:language>en-US</dc:language>
    <meta:editing-cycles>863</meta:editing-cycles>
    <meta:editing-duration>P8DT13H1M14S</meta:editing-duration>
    <meta:document-statistic meta:table-count="0" meta:image-count="0" meta:object-count="0" meta:page-count="2" meta:paragraph-count="27" meta:word-count="1158" meta:character-count="6809" meta:non-whitespace-character-count="5670"/>
    <meta:user-defined meta:name="Info 1"/>
    <meta:user-defined meta:name="Info 2"/>
    <meta:user-defined meta:name="Info 3"/>
    <meta:user-defined meta:name="Info 4"/>
  </office:meta>
</office:document-meta>
</file>